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00000012C3F12C82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cm" svg:stroke-color="#000000" draw:marker-start-width="0.235cm" draw:marker-end-width="0.235cm" draw:fill-color="#ff9966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35cm" draw:marker-end-width="0.235cm" draw:fill-color="#00ff00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35cm" draw:marker-end-width="0.235cm" draw:fill-color="#808080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ff00" draw:marker-start-width="0.355cm" draw:marker-end="Small_20_Arrow" draw:marker-end-width="0.1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66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7cm" draw:marker-end-width="0.37cm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78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72cm" svg:height="5.319cm" draw:transform="rotate (-0.00523598775716863) translate (2.658cm 2.012cm)">
          <draw:image xlink:href="Pictures/10000000000000E00000012C3F12C82A.png" xlink:type="simple" xlink:show="embed" xlink:actuate="onLoad">
            <text:p/>
          </draw:image>
        </draw:frame>
        <draw:circle draw:style-name="gr2" draw:text-style-name="P1" draw:layer="layout" svg:width="0.2cm" svg:height="0.2cm" svg:x="2.7cm" svg:y="5.912cm">
          <text:p/>
        </draw:circle>
        <draw:frame draw:style-name="gr1" draw:text-style-name="P1" draw:layer="layout" svg:width="2.54cm" svg:height="3.4cm" svg:x="8.86cm" svg:y="3.062cm">
          <draw:image xlink:href="Pictures/10000000000000E00000012C3F12C82A.png" xlink:type="simple" xlink:show="embed" xlink:actuate="onLoad">
            <text:p/>
          </draw:image>
        </draw:frame>
        <draw:circle draw:style-name="gr3" draw:text-style-name="P1" draw:layer="layout" svg:width="0.2cm" svg:height="0.2cm" svg:x="2.7cm" svg:y="3.512cm">
          <text:p/>
        </draw:circle>
        <draw:circle draw:style-name="gr4" draw:text-style-name="P1" draw:layer="layout" svg:width="0.2cm" svg:height="0.2cm" svg:x="6.3cm" svg:y="5.512cm">
          <text:p/>
        </draw:circle>
        <draw:polyline draw:style-name="gr5" draw:text-style-name="P1" draw:layer="layout" svg:width="3.699cm" svg:height="2.999cm" svg:x="3.3cm" svg:y="5.612cm" svg:viewBox="0 0 3700 3000" draw:points="0,3000 3700,3000 3700,0 3100,0">
          <text:p/>
        </draw:polyline>
        <draw:polyline draw:style-name="gr6" draw:text-style-name="P1" draw:layer="layout" svg:width="0.399cm" svg:height="4.799cm" svg:x="2.4cm" svg:y="3.612cm" svg:viewBox="0 0 400 4800" draw:points="400,0 0,0 0,4100 400,4100 400,4800">
          <text:p/>
        </draw:polyline>
        <draw:polyline draw:style-name="gr7" draw:text-style-name="P1" draw:layer="layout" svg:width="0.799cm" svg:height="2.599cm" svg:x="2cm" svg:y="6.012cm" svg:viewBox="0 0 800 2600" draw:points="300,2600 0,2600 0,0 800,0">
          <text:p/>
        </draw:polyline>
        <draw:rect draw:style-name="gr8" draw:text-style-name="P1" draw:layer="layout" svg:width="1cm" svg:height="0.4cm" svg:x="2.3cm" svg:y="8.412cm">
          <text:p/>
        </draw:rect>
        <draw:frame draw:style-name="gr9" draw:layer="layout" svg:width="1.996cm" svg:height="0.963cm" svg:x="2.8cm" svg:y="7.512cm">
          <draw:text-box>
            <text:p>10k<text:span text:style-name="T1">Ω</text:span></text:p>
          </draw:text-box>
        </draw:frame>
        <draw:frame draw:style-name="gr10" draw:text-style-name="P2" draw:layer="layout" svg:width="0.93cm" svg:height="0.64cm" svg:x="1.6cm" svg:y="3.314cm">
          <draw:text-box>
            <text:p><text:span text:style-name="T2">A0</text:span></text:p>
          </draw:text-box>
        </draw:frame>
        <draw:frame draw:style-name="gr11" draw:text-style-name="P2" draw:layer="layout" svg:width="1.124cm" svg:height="0.64cm" svg:x="1.3cm" svg:y="5.514cm">
          <draw:text-box>
            <text:p><text:span text:style-name="T2">3V3</text:span></text:p>
          </draw:text-box>
        </draw:frame>
        <draw:frame draw:style-name="gr12" draw:text-style-name="P2" draw:layer="layout" svg:width="1.285cm" svg:height="0.64cm" svg:x="6.4cm" svg:y="5.114cm">
          <draw:text-box>
            <text:p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7-12-04T17:15:12.26</meta:creation-date>
    <dc:date>2017-12-04T17:16:05.73</dc:date>
    <dc:creator>Karl Hartinger</dc:creator>
    <meta:editing-duration>PT53S</meta:editing-duration>
    <meta:editing-cycles>1</meta:editing-cycles>
    <meta:document-statistic meta:object-count="13"/>
    <meta:generator>OpenOffice/4.1.1$Win32 OpenOffice.org_project/411m6$Build-9775</meta:generator>
  </office:meta>
</office:document-meta>
</file>